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5.248cm"/>
    </style:style>
    <style:style style:name="co11" style:family="table-column">
      <style:table-column-properties fo:break-before="auto" style:column-width="4.357cm"/>
    </style:style>
    <style:style style:name="co12" style:family="table-column">
      <style:table-column-properties fo:break-before="auto" style:column-width="4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ext-properties style:font-name="Liberation Sans" style:font-name-asian="DejaVu Sans" style:font-name-complex="Lohit Hindi"/>
    </style:style>
    <style:style style:name="ce14" style:family="table-cell" style:parent-style-name="Default" style:data-style-name="N84"/>
    <style:style style:name="ce15" style:family="table-cell" style:parent-style-name="Default" style:data-style-name="N84">
      <style:text-properties style:font-name="Liberation Sans" style:font-name-asian="DejaVu Sans" style:font-name-complex="Lohit Hindi"/>
    </style:style>
    <style:style style:name="ce16" style:family="table-cell" style:parent-style-name="Default" style:data-style-name="N0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ear repositorio en git-hub y hacer push del archivo log_de_tareas.</text:p>
          </table:table-cell>
          <table:table-cell table:style-name="ce14" office:value-type="date" office:date-value="2013-08-19">
            <text:p>2013-08-1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er los articulos no silver bullet y Softwrae Engineering Missing in Action .Luego <text:s/>responder los cuestionarios.</text:p>
          </table:table-cell>
          <table:table-cell table:style-name="ce14" office:value-type="date" office:date-value="2013-08-25">
            <text:p>2013-08-25</text:p>
          </table:table-cell>
          <table:table-cell office:value-type="float" office:value="180">
            <text:p>180</text:p>
          </table:table-cell>
          <table:table-cell table:style-name="ce16" office:value-type="float" office:value="150">
            <text:p>15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er el articulo scrum y contestar el cuestionario.</text:p>
          </table:table-cell>
          <table:table-cell office:value-type="date" office:date-value="2013-09-05">
            <text:p>2013-09-05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katas parte 1 en ruby.</text:p>
          </table:table-cell>
          <table:table-cell office:value-type="date" office:date-value="2013-09-08">
            <text:p>2013-09-08</text:p>
          </table:table-cell>
          <table:table-cell office:value-type="float" office:value="90">
            <text:p>90</text:p>
          </table:table-cell>
          <table:table-cell office:value-type="float" office:value="165">
            <text:p>16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er los articulos <text:s/>VSM y User Stories y Domain Driven Design.</text:p>
          </table:table-cell>
          <table:table-cell office:value-type="date" office:date-value="2013-09-14">
            <text:p>2013-09-14</text:p>
          </table:table-cell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esponder el cuestionario de VSM y User Stories.</text:p>
          </table:table-cell>
          <table:table-cell office:value-type="date" office:date-value="2013-09-19">
            <text:p>2013-09-1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style-name="ce13" office:value-type="string">
            <text:p>katas parte 2 en ruby.</text:p>
          </table:table-cell>
          <table:table-cell office:value-type="date" office:date-value="2013-09-22">
            <text:p>2013-09-22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Preparar el ambiente web-ruby ,leer articulo pronosticar no es predecir y realizar la kata del juego del ahorcado.</text:p>
          </table:table-cell>
          <table:table-cell office:value-type="date" office:date-value="2013-09-30">
            <text:p>2013-09-3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Agregar a la aplicación web Job Vacancy la capacidad de consultar un oferta y ubicar una oferta en una categoria</text:p>
          </table:table-cell>
          <table:table-cell office:value-type="date" office:date-value="2013-10-07">
            <text:p>2013-10-07</text:p>
          </table:table-cell>
          <table:table-cell office:value-type="float" office:value="150">
            <text:p>150</text:p>
          </table:table-cell>
          <table:table-cell office:value-type="float" office:value="220">
            <text:p>2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00/00/0000</text:date>, <text:time style:data-style-name="N2" text:time-value="0000-00-00T22:12:18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10-07T22:15:26</dc:date>
    <meta:editing-duration>PT2H58M19S</meta:editing-duration>
    <meta:editing-cycles>32</meta:editing-cycles>
    <meta:document-statistic meta:table-count="2" meta:cell-count="126" meta:object-count="0"/>
  </office:meta>
</office:document-meta>
</file>